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rInputStream.TarInputStream( InputStream is , int blockSize , int record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arInputStream.avail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rInputStream.skip( long numToSki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arInputStream.TarInputStream( InputStream 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InputStream.mark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InputStream.getRecord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In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InputStream.setDebug( boolean debu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rInputStream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rInputStream.read( byte [ ] buf , int offset , int numToRead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1">
            <text:p text:style-name="Table_20_Contents">21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TarInputStream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arInputStream.TarInputStream( InputStream is , int block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InputStream.getNextEntry(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arInputStream.copyEntryContents( OutputStream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arInputStream.mark( int mark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